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46cm" fo:min-width="1.296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9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8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9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style:font-size-asian="6pt" style:font-size-complex="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font-size="6pt" style:font-size-asian="8pt" style:font-size-complex="8pt"/>
    </style:style>
    <style:style style:name="P11" style:family="paragraph">
      <loext:graphic-properties draw:fill="solid" draw:fill-color="#e8e8e8" draw:opacity="100%"/>
      <style:paragraph-properties fo:text-align="center" style:writing-mode="lr-tb"/>
      <style:text-properties fo:font-size="6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8pt" style:font-size-complex="8pt"/>
    </style:style>
    <style:style style:name="P13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8pt" style:font-size-complex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6pt" style:font-size-complex="6pt"/>
    </style:style>
    <style:style style:name="T4" style:family="text">
      <style:text-properties fo:font-size="8pt" fo:font-weight="bold" style:font-size-asian="6pt" style:font-weight-asian="bold" style:font-size-complex="6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draw:layer="layout" svg:width="2.54cm" svg:height="2.54cm" svg:x="3.827cm" svg:y="4.085cm">
            <text:p text:style-name="P3"><text:span text:style-name="T2">Machine</text:span></text:p>
            <text:p text:style-name="P3"><text:span text:style-name="T2">Learn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2.54cm" svg:height="2.54cm" svg:x="5.826cm" svg:y="4.084cm">
            <text:p text:style-name="P3"><text:span text:style-name="T2">Embedded</text:span></text:p>
            <text:p text:style-name="P3"><text:span text:style-name="T2">System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2.54cm" svg:height="2.54cm" svg:x="4.829cm" svg:y="5.687cm">
            <text:p text:style-name="P3"><text:span text:style-name="T2">Applic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5" draw:layer="layout" svg:x1="6.093cm" svg:y1="3.867cm" svg:x2="6.093cm" svg:y2="5.899cm">
            <text:p/>
          </draw:line>
          <draw:frame draw:style-name="gr4" draw:text-style-name="P7" draw:layer="layout" svg:width="1.59cm" svg:height="0.887cm" svg:x="5.298cm" svg:y="3.035cm">
            <draw:text-box>
              <text:p text:style-name="P6"><text:span text:style-name="T3">Applying</text:span></text:p>
              <text:p text:style-name="P6"><text:span text:style-name="T4">TinyML</text:span></text:p>
            </draw:text-box>
          </draw:frame>
        </draw:g>
        <draw:frame draw:style-name="gr5" draw:text-style-name="P9" draw:layer="layout" svg:width="12.192cm" svg:height="0.57cm" svg:x="0cm" svg:y="0cm">
          <draw:text-box>
            <text:p text:style-name="P8"><text:span text:style-name="T5">Expansion of IoT and TinyML: Requirements, Accelerators, and Challenges</text:span></text:p>
          </draw:text-box>
        </draw:frame>
        <draw:custom-shape draw:style-name="gr6" draw:text-style-name="P11" draw:layer="layout" svg:width="1.46cm" svg:height="0.508cm" svg:x="6.155cm" svg:y="1.724cm">
          <text:p text:style-name="P10"><text:span text:style-name="T6">Any business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46cm" svg:height="0.508cm" svg:x="7.755cm" svg:y="1.724cm">
          <text:p text:style-name="P12"><text:span text:style-name="T6">Any 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46cm" svg:height="0.508cm" svg:x="9.355cm" svg:y="1.724cm">
          <text:p text:style-name="P12"><text:span text:style-name="T6">Any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46cm" svg:height="0.508cm" svg:x="2.955cm" svg:y="1.724cm">
          <text:p text:style-name="P12"><text:span text:style-name="T6">Anybod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46cm" svg:height="0.508cm" svg:x="4.555cm" svg:y="1.724cm">
          <text:p text:style-name="P12"><text:span text:style-name="T6">Anywhe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46cm" svg:height="0.508cm" svg:x="1.355cm" svg:y="1.724cm">
          <text:p text:style-name="P12"><text:span text:style-name="T6">Any devi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19:24.790916182</dc:date>
    <meta:editing-duration>PT1H35M28S</meta:editing-duration>
    <meta:editing-cycles>26</meta:editing-cycles>
    <meta:generator>LibreOffice/6.4.7.2$Linux_X86_64 LibreOffice_project/40$Build-2</meta:generator>
    <meta:document-statistic meta:object-count="14"/>
  </office:meta>
</office:document-meta>
</file>